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 style:master-page-name="">
      <style:paragraph-properties fo:margin-left="0cm" fo:margin-right="0.051cm" fo:text-indent="0cm" style:auto-text-indent="false" style:page-number="auto"/>
      <style:text-properties fo:font-size="9pt" style:font-size-asian="9pt" style:font-size-complex="9pt"/>
    </style:style>
    <style:style style:name="T1" style:family="text">
      <style:text-properties fo:text-transform="uppercase" fo:color="#800000" style:text-line-through-style="none" style:text-underline-style="solid" style:text-underline-type="double" style:text-underline-width="auto" style:text-underline-color="#800080" fo:background-color="#99ccff" style:font-relief="emboss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1">program</text:span>1 – List of even numbers</text:p>
      <text:p text:style-name="P1">/*</text:p>
      <text:p text:style-name="P1">*/</text:p>
      <text:p text:style-name="P1">List Even Numbers Java Example</text:p>
      <text:p text:style-name="P1">This List Even Numbers Java Example shows how to find and list even</text:p>
      <text:p text:style-name="P1">numbers between 1 and any given number.</text:p>
      <text:p text:style-name="P1">public class ListEvenNumbers {</text:p>
      <text:p text:style-name="P1">public static void main(String[] args) {</text:p>
      <text:p text:style-name="P1">//define limit</text:p>
      <text:p text:style-name="P1">int limit = 50;</text:p>
      <text:p text:style-name="P1">limit);</text:p>
      <text:p text:style-name="P1">System.out.println("Printing Even numbers between 1 and " +</text:p>
      <text:p text:style-name="P1">for(int i=1; i &lt;= limit; i++){</text:p>
      <text:p text:style-name="P1">}</text:p>
      <text:p text:style-name="P1">// if the number is divisible by 2 then it is even</text:p>
      <text:p text:style-name="P1">if( i % 2 == 0){</text:p>
      <text:p text:style-name="P1">System.out.print(i + " ");</text:p>
      <text:p text:style-name="P1">}</text:p>
      <text:p text:style-name="P1">}</text:p>
      <text:p text:style-name="P1">}</text:p>
      <text:p text:style-name="P1">/*</text:p>
      <text:p text:style-name="P1">Output of List Even Numbers Java Example would be</text:p>
      <text:p text:style-name="P1">Printing Even numbers between 1 and 50</text:p>
      <text:p text:style-name="P1">2 4 6 8 10 12 14 16 18 20 22 24 26 28 30 32 34 36 38 40 42 44 46 48 50</text:p>
      <text:p text:style-name="P1">*/</text:p>
      <text:p text:style-name="P2"><text:span text:style-name="T1">program</text:span>2 - Factorial of a number</text:p>
      <text:p text:style-name="P1">/*</text:p>
      <text:p text:style-name="P2">This <text:span text:style-name="T1">program</text:span> shows how to calculate</text:p>
      <text:p text:style-name="P1">Factorial of a number.</text:p>
      <text:p text:style-name="P1">*/</text:p>
      <text:p text:style-name="P1">public class NumberFactorial {</text:p>
      <text:p text:style-name="P1">public static void main(String[] args) {</text:p>
      <text:p text:style-name="P1">int number = 5;</text:p>
      <text:p text:style-name="P1">/*</text:p>
      <text:p text:style-name="P1">* Factorial of any number is! n.</text:p>
      <text:p text:style-name="P1">* For example, factorial of 4 is 4*3*2*1.</text:p>
      <text:p text:style-name="P1">*/</text:p>
      <text:p text:style-name="P1">int factorial = number;</text:p>
      <text:p text:style-name="P1">for(int i =(number - 1); i &gt; 1; i--)</text:p>
      <text:p text:style-name="P1">4</text:p>
      <text:p text:style-name="P1">{</text:p>
      <text:p text:style-name="P1">factorial = factorial * i;</text:p>
      <text:p text:style-name="P1">}</text:p>
      <text:p text:style-name="P1">}</text:p>
      <text:p text:style-name="P1">System.out.println("Factorial of a number is " + factorial);</text:p>
      <text:p text:style-name="P1">}</text:p>
      <text:p text:style-name="P1">/*</text:p>
      <text:p text:style-name="P2">Output of the Factorial <text:span text:style-name="T1">program</text:span> would be</text:p>
      <text:p text:style-name="P1">Factorial of a number is 120</text:p>
      <text:p text:style-name="P1">*/</text:p>
      <text:p text:style-name="P2"><text:span text:style-name="T1">program</text:span>3 - Compare Two Numbers using else-if</text:p>
      <text:p text:style-name="P1">/*</text:p>
      <text:p text:style-name="P1">Compare Two Numbers Java Example</text:p>
      <text:p text:style-name="P1">This Compare Two Numbers Java Example shows how to compare two numbers</text:p>
      <text:p text:style-name="P1">using if else if statements.</text:p>
      <text:p text:style-name="P1">*/</text:p>
      <text:p text:style-name="P1">public class CompareTwoNumbers {</text:p>
      <text:p text:style-name="P1">public static void main(String[] args) {</text:p>
      <text:p text:style-name="P1">//declare two numbers to compare</text:p>
      <text:p text:style-name="P1">int num1 = 324;</text:p>
      <text:p text:style-name="P1">int num2 = 234;</text:p>
      <text:p text:style-name="P1">if(num1 &gt; num2){</text:p>
      <text:p text:style-name="P1">System.out.println(num1 + " is greater than " + num2);</text:p>
      <text:p text:style-name="P1">}</text:p>
      <text:p text:style-name="P1">else if(num1 &lt; num2){</text:p>
      <text:p text:style-name="P1">5</text:p>
      <text:p text:style-name="P1">System.out.println(num1 + " is less than " + num2);</text:p>
      <text:p text:style-name="P1">}</text:p>
      <text:p text:style-name="P1">else{</text:p>
      <text:p text:style-name="P1"><text:soft-page-break/>System.out.println(num1 + " is equal to " + num2);</text:p>
      <text:p text:style-name="P1">}</text:p>
      <text:p text:style-name="P1">}</text:p>
      <text:p text:style-name="P1">}</text:p>
      <text:p text:style-name="P1">/*</text:p>
      <text:p text:style-name="P1">Output of Compare Two Numbers Java Example would be</text:p>
      <text:p text:style-name="P1">324 is greater than 234</text:p>
      <text:p text:style-name="P1">*/</text:p>
      <text:p text:style-name="P2"><text:span text:style-name="T1">program</text:span>4 - Determine If Year Is Leap Year</text:p>
      <text:p text:style-name="P1">/*</text:p>
      <text:p text:style-name="P1">Determine If Year Is Leap Year Java Example</text:p>
      <text:p text:style-name="P1">This Determine If Year Is Leap Year Java Example shows how to</text:p>
      <text:p text:style-name="P1">determine whether the given year is leap year or not.</text:p>
      <text:p text:style-name="P1">*/</text:p>
      <text:p text:style-name="P1">public class DetermineLeapYearExample {</text:p>
      <text:p text:style-name="P1">public static void main(String[] args) {</text:p>
      <text:p text:style-name="P1">//year we want to check</text:p>
      <text:p text:style-name="P1">int year = 2004;</text:p>
      <text:p text:style-name="P1">//if year is divisible by 4, it is a leap year</text:p>
      <text:p text:style-name="P1">if(year % 400 == 0) || ((year % 4 == 0) &amp;&amp; (year % 100 != 0))</text:p>
      <text:p text:style-name="P1">System.out.println("Year " + year + " is a leap year");</text:p>
      <text:p text:style-name="P1">else</text:p>
      <text:p text:style-name="P1">System.out.println("Year " + year + " is not a leap year");</text:p>
      <text:p text:style-name="P1">}</text:p>
      <text:p text:style-name="P1">}</text:p>
      <text:p text:style-name="P1">/*</text:p>
      <text:p text:style-name="P1">Output of the example would be</text:p>
      <text:p text:style-name="P1">Year 2004 is a leap year</text:p>
      <text:p text:style-name="P1">*/</text:p>
      <text:p text:style-name="P2"><text:span text:style-name="T1">program</text:span>5 - Fibonacci Series</text:p>
      <text:p text:style-name="P1">/*</text:p>
      <text:p text:style-name="P1">Fibonacci Series Java Example</text:p>
      <text:p text:style-name="P1">This Fibonacci Series Java Example shows how to create and print</text:p>
      <text:p text:style-name="P1">Fibonacci Series using Java.</text:p>
      <text:p text:style-name="P1">*/</text:p>
      <text:p text:style-name="P1">public class JavaFibonacciSeriesExample {</text:p>
      <text:p text:style-name="P1">public static void main(String[] args) {</text:p>
      <text:p text:style-name="P1">//number of elements to generate in a series</text:p>
      <text:p text:style-name="P1">int limit = 20;</text:p>
      <text:p text:style-name="P1">long[] series = new long[limit];</text:p>
      <text:p text:style-name="P1">//create first 2 series elements</text:p>
      <text:p text:style-name="P1">7</text:p>
      <text:p text:style-name="P1">series[0] = 0;</text:p>
      <text:p text:style-name="P1">series[1] = 1;</text:p>
      <text:p text:style-name="P1">//create the Fibonacci series and store it in an array</text:p>
      <text:p text:style-name="P1">for(int i=2; i &lt; limit; i++){</text:p>
      <text:p text:style-name="P1">series[i] = series[i-1] + series[i-2];</text:p>
      <text:p text:style-name="P1">}</text:p>
      <text:p text:style-name="P1">//print the Fibonacci series numbers</text:p>
      <text:p text:style-name="P1">System.out.println("Fibonacci Series upto " + limit);</text:p>
      <text:p text:style-name="P1">for(int i=0; i&lt; limit; i++){</text:p>
      <text:p text:style-name="P1">System.out.print(series[i] + " ");</text:p>
      <text:p text:style-name="P1">}</text:p>
      <text:p text:style-name="P1">}</text:p>
      <text:p text:style-name="P1">}</text:p>
      <text:p text:style-name="P1">/*</text:p>
      <text:p text:style-name="P1">Output of the Fibonacci Series Java Example would be</text:p>
      <text:p text:style-name="P1">Fibonacci Series upto 20</text:p>
      <text:p text:style-name="P1">0 1 1 2 3 5 8 13 21 34 55 89 144 233 377 610 987 1597 2584 4181</text:p>
      <text:p text:style-name="P1">*/</text:p>
      <text:p text:style-name="P2"><text:span text:style-name="T1">program</text:span>6 - Palindrome Number</text:p>
      <text:p text:style-name="P1">/*</text:p>
      <text:p text:style-name="P1">*/</text:p>
      <text:p text:style-name="P2">This <text:span text:style-name="T1">program</text:span> shows how to check for in the given list of numbers</text:p>
      <text:p text:style-name="P1">whether each number is palindrome or not</text:p>
      <text:p text:style-name="P1">public class JavaPalindromeNumberExample {</text:p>
      <text:p text:style-name="P1">public static void main(String[] args) {</text:p>
      <text:p text:style-name="P1">//array of numbers to be checked</text:p>
      <text:p text:style-name="P1">int numbers[] = new int[]{121,13,34,11,22,54};</text:p>
      <text:p text:style-name="P1">//iterate through the numbers</text:p>
      <text:p text:style-name="P1"><text:soft-page-break/>for(int i=0; i &lt; numbers.length; i++){</text:p>
      <text:p text:style-name="P1">int number = numbers[i];</text:p>
      <text:p text:style-name="P1">int reversedNumber = 0;</text:p>
      <text:p text:style-name="P1">int temp=0;</text:p>
      <text:p text:style-name="P1">/*</text:p>
      <text:p text:style-name="P1">* If the number is equal to it's reversed number, then</text:p>
      <text:p text:style-name="P1">* the given number is a palindrome number.</text:p>
      <text:p text:style-name="P1">*</text:p>
      <text:p text:style-name="P1">* For ex,121 is a palindrome number while 12 is not.</text:p>
      <text:p text:style-name="P1">*/</text:p>
      <text:p text:style-name="P1">//reverse the number</text:p>
      <text:p text:style-name="P1">while(number &gt; 0){</text:p>
      <text:p text:style-name="P1">temp = number % 10;</text:p>
      <text:p text:style-name="P1">number = number / 10;</text:p>
      <text:p text:style-name="P1">reversedNumber = reversedNumber * 10 + temp;</text:p>
      <text:p text:style-name="P1">8</text:p>
      <text:p text:style-name="P1">}</text:p>
      <text:p text:style-name="P1">if(numbers[i] == reversedNumber)</text:p>
      <text:p text:style-name="P1">System.out.println(numbers[i] + " is a palindrome");</text:p>
      <text:p text:style-name="P1">else</text:p>
      <text:p text:style-name="P1">System.out.println(numbers[i] + " not a palindrome ");</text:p>
      <text:p text:style-name="P1">}</text:p>
      <text:p text:style-name="P1">}</text:p>
      <text:p text:style-name="P1">}</text:p>
      <text:p text:style-name="P1">/*</text:p>
      <text:p text:style-name="P1">Output of Java Palindrome Number Example would be</text:p>
      <text:p text:style-name="P1">121 is a palindrome number</text:p>
      <text:p text:style-name="P1">13 is not a palindrome number</text:p>
      <text:p text:style-name="P1">34 is not a palindrome number</text:p>
      <text:p text:style-name="P1">11 is a palindrome number</text:p>
      <text:p text:style-name="P1">22 is a palindrome number</text:p>
      <text:p text:style-name="P1">54 is not a palindrome number</text:p>
      <text:p text:style-name="P1">*/</text:p>
      <text:p text:style-name="P2"><text:span text:style-name="T1">program</text:span>7- Generate prime numbers between 1 &amp; given</text:p>
      <text:p text:style-name="P1">number</text:p>
      <text:p text:style-name="P1">/*</text:p>
      <text:p text:style-name="P1">Prime Numbers Java Example</text:p>
      <text:p text:style-name="P1">This Prime Numbers Java example shows how to generate prime numbers</text:p>
      <text:p text:style-name="P1">between 1 and given number using for loop.</text:p>
      <text:p text:style-name="P1">*/</text:p>
      <text:p text:style-name="P1">public class GeneratePrimeNumbersExample {</text:p>
      <text:p text:style-name="P1">public static void main(String[] args) {</text:p>
      <text:p text:style-name="P1">//define limit</text:p>
      <text:p text:style-name="P1">int limit = 100;</text:p>
      <text:p text:style-name="P1">System.out.println("Prime numbers between 1 and " + limit);</text:p>
      <text:p text:style-name="P1">//loop through the numbers one by one</text:p>
      <text:p text:style-name="P1">for(int i=1; i &lt; 100; i++){</text:p>
      <text:p text:style-name="P1">boolean isPrime = true;</text:p>
      <text:p text:style-name="P1">//check to see if the number is prime</text:p>
      <text:p text:style-name="P1">for(int j=2; j &lt; i ; j++){</text:p>
      <text:p text:style-name="P1">if(i % j == 0){</text:p>
      <text:p text:style-name="P1">isPrime = false;</text:p>
      <text:p text:style-name="P1">break;</text:p>
      <text:p text:style-name="P1">}</text:p>
      <text:p text:style-name="P1">}</text:p>
      <text:p text:style-name="P1">}</text:p>
      <text:p text:style-name="P1">// print the number</text:p>
      <text:p text:style-name="P1">if(isPrime)</text:p>
      <text:p text:style-name="P1">System.out.print(i + " ");</text:p>
      <text:p text:style-name="P1">9</text:p>
      <text:p text:style-name="P1">}</text:p>
      <text:p text:style-name="P1">}</text:p>
      <text:p text:style-name="P1">/*</text:p>
      <text:p text:style-name="P1">Output of Prime Numbers example would be</text:p>
      <text:p text:style-name="P1">Prime numbers between 1 and 100</text:p>
      <text:p text:style-name="P1">1 2 3 5 7 11 13 17 19 23 29 31 37 41 43 47 53 59 61 67 71 73 79 83 89 97</text:p>
      <text:p text:style-name="P1">*/</text:p>
      <text:p text:style-name="P2"><text:span text:style-name="T1">program</text:span>8- Pyramid of stars using nested for loops</text:p>
      <text:p text:style-name="P1">/*</text:p>
      <text:p text:style-name="P1">Java Pyramid 1 Example</text:p>
      <text:p text:style-name="P1"><text:soft-page-break/>This Java Pyramid example shows how to generate pyramid or triangle</text:p>
      <text:p text:style-name="P1">like given below using for loop.</text:p>
      <text:p text:style-name="P1">*</text:p>
      <text:p text:style-name="P1">**</text:p>
      <text:p text:style-name="P1">***</text:p>
      <text:p text:style-name="P1">****</text:p>
      <text:p text:style-name="P1">*****</text:p>
      <text:p text:style-name="P1">*/</text:p>
      <text:p text:style-name="P1">public class JavaPyramid1 {</text:p>
      <text:p text:style-name="P1">public static void main(String[] args) {</text:p>
      <text:p text:style-name="P1">for(int i=1; i&lt;= 5 ;i++){</text:p>
      <text:p text:style-name="P1">for(int j=0; j &lt; i; j++){</text:p>
      <text:p text:style-name="P1">System.out.print("*");</text:p>
      <text:p text:style-name="P1">}</text:p>
      <text:p text:style-name="P1">//generate a new line</text:p>
      <text:p text:style-name="P1">System.out.println("");</text:p>
      <text:p text:style-name="P1">}</text:p>
      <text:p text:style-name="P1">}</text:p>
      <text:p text:style-name="P1">}</text:p>
      <text:p text:style-name="P1">/*</text:p>
      <text:p text:style-name="P2">Output of the above <text:span text:style-name="T1">program</text:span> would be</text:p>
      <text:p text:style-name="P1">*</text:p>
      <text:p text:style-name="P1">**</text:p>
      <text:p text:style-name="P1">***</text:p>
      <text:p text:style-name="P1">****</text:p>
      <text:p text:style-name="P1">*****</text:p>
      <text:p text:style-name="P1">*/</text:p>
      <text:p text:style-name="P2"><text:span text:style-name="T1">program</text:span>9 – Reversed pyramid using for loops &amp;</text:p>
      <text:p text:style-name="P1">decrement operator.</text:p>
      <text:p text:style-name="P1">/*</text:p>
      <text:p text:style-name="P1">10</text:p>
      <text:p text:style-name="P1">Java Pyramid 5 Example</text:p>
      <text:p text:style-name="P1">This Java Pyramid example shows how to generate pyramid or triangle</text:p>
      <text:p text:style-name="P1">like given below using for loop.</text:p>
      <text:p text:style-name="P1">12345</text:p>
      <text:p text:style-name="P1">1234</text:p>
      <text:p text:style-name="P1">123</text:p>
      <text:p text:style-name="P1">12</text:p>
      <text:p text:style-name="P1">1</text:p>
      <text:p text:style-name="P1">*/</text:p>
      <text:p text:style-name="P1">public class JavaPyramid5 {</text:p>
      <text:p text:style-name="P1">public static void main(String[] args) {</text:p>
      <text:p text:style-name="P1">for(int i=5; i&gt;0 ;i--){</text:p>
      <text:p text:style-name="P1">for(int j=0; j &lt; i; j++){</text:p>
      <text:p text:style-name="P1">System.out.print(j+1);</text:p>
      <text:p text:style-name="P1">}</text:p>
      <text:p text:style-name="P1">}</text:p>
      <text:p text:style-name="P1">System.out.println("");</text:p>
      <text:p text:style-name="P1">}</text:p>
      <text:p text:style-name="P1">}</text:p>
      <text:p text:style-name="P1">/*</text:p>
      <text:p text:style-name="P1">Output of the example would be</text:p>
      <text:p text:style-name="P1">12345</text:p>
      <text:p text:style-name="P1">1234</text:p>
      <text:p text:style-name="P1">123</text:p>
      <text:p text:style-name="P1">12</text:p>
      <text:p text:style-name="P1">1</text:p>
      <text:p text:style-name="P1">*/</text:p>
      <text:p text:style-name="P2"><text:span text:style-name="T1">program</text:span>10 - Nested Switch</text:p>
      <text:p text:style-name="P1">/*</text:p>
      <text:p text:style-name="P1">Statements Example</text:p>
      <text:p text:style-name="P1">This example shows how to use nested switch statements in a</text:p>
      <text:p text:style-name="P2">java <text:span text:style-name="T1">program</text:span>.</text:p>
      <text:p text:style-name="P1">*/</text:p>
      <text:p text:style-name="P1">11</text:p>
      <text:p text:style-name="P1">public class NestedSwitchExample {</text:p>
      <text:p text:style-name="P1">public static void main(String[] args) {</text:p>
      <text:p text:style-name="P1">/*</text:p>
      <text:p text:style-name="P1">* Like any other Java statements, switch statements</text:p>
      <text:p text:style-name="P1">* can also be nested in each other as given in</text:p>
      <text:p text:style-name="P1"><text:soft-page-break/>* below example.</text:p>
      <text:p text:style-name="P1">*/</text:p>
      <text:p text:style-name="P1">int i = 0;</text:p>
      <text:p text:style-name="P1">int j = 1;</text:p>
      <text:p text:style-name="P1">switch(i)</text:p>
      <text:p text:style-name="P1">{</text:p>
      <text:p text:style-name="P1">case 0:</text:p>
      <text:p text:style-name="P1">switch(j)</text:p>
      <text:p text:style-name="P1">{</text:p>
      <text:p text:style-name="P1">case 0:</text:p>
      <text:p text:style-name="P1">System.out.println("i is 0, j is 0");</text:p>
      <text:p text:style-name="P1">break;</text:p>
      <text:p text:style-name="P1">case 1:</text:p>
      <text:p text:style-name="P1">System.out.println("i is 0, j is 1");</text:p>
      <text:p text:style-name="P1">break;</text:p>
      <text:p text:style-name="P1">12</text:p>
      <text:p text:style-name="P1">default:</text:p>
      <text:p text:style-name="P1">System.out.println("nested default</text:p>
      <text:p text:style-name="P1">case!!");</text:p>
      <text:p text:style-name="P1">}</text:p>
      <text:p text:style-name="P1">break;</text:p>
      <text:p text:style-name="P1">default:</text:p>
      <text:p text:style-name="P1">System.out.println("No matching case found!!");</text:p>
      <text:p text:style-name="P1">}</text:p>
      <text:p text:style-name="P1">}</text:p>
      <text:p text:style-name="P1">}</text:p>
      <text:p text:style-name="P1">/*</text:p>
      <text:p text:style-name="P1">Output would be,</text:p>
      <text:p text:style-name="P1">i is 0, j is 1</text:p>
      <text:p text:style-name="P1">*/</text:p>
      <text:p text:style-name="P1">13</text:p>
      <text:p text:style-name="P2"><text:span text:style-name="T1">program</text:span>11 - Calculate Circle Area using radius</text:p>
      <text:p text:style-name="P1">/*</text:p>
      <text:p text:style-name="P1">*/</text:p>
      <text:p text:style-name="P2">This <text:span text:style-name="T1">program</text:span> shows how to calculate</text:p>
      <text:p text:style-name="P1">area of circle using it's radius.</text:p>
      <text:p text:style-name="P1">import java.io.BufferedReader;</text:p>
      <text:p text:style-name="P1">import java.io.IOException;</text:p>
      <text:p text:style-name="P1">import java.io.InputStreamReader;</text:p>
      <text:p text:style-name="P1">public class CalculateCircleAreaExample {</text:p>
      <text:p text:style-name="P1">public static void main(String[] args) {</text:p>
      <text:p text:style-name="P1">int radius = 0;</text:p>
      <text:p text:style-name="P1">System.out.println("Please enter radius of a circle");</text:p>
      <text:p text:style-name="P1">try</text:p>
      <text:p text:style-name="P1">{</text:p>
      <text:p text:style-name="P1">//get the radius from console</text:p>
      <text:p text:style-name="P1">BufferedReader br = new BufferedReader(new</text:p>
      <text:p text:style-name="P1">InputStreamReader(System.in));</text:p>
      <text:p text:style-name="P1">radius = Integer.parseInt(br.readLine());</text:p>
      <text:p text:style-name="P1">}</text:p>
      <text:p text:style-name="P1">//if invalid value was entered</text:p>
      <text:p text:style-name="P1">catch(NumberFormatException ne)</text:p>
      <text:p text:style-name="P1">{</text:p>
      <text:p text:style-name="P1">System.out.println("Invalid radius value" + ne);</text:p>
      <text:p text:style-name="P1">System.exit(0);</text:p>
      <text:p text:style-name="P1">}</text:p>
      <text:p text:style-name="P1">catch(IOException ioe)</text:p>
      <text:p text:style-name="P1">{</text:p>
      <text:p text:style-name="P1">System.out.println("IO Error :" + ioe);</text:p>
      <text:p text:style-name="P1">System.exit(0);</text:p>
      <text:p text:style-name="P1">}</text:p>
      <text:p text:style-name="P1">/*</text:p>
      <text:p text:style-name="P1">* Area of a circle is</text:p>
      <text:p text:style-name="P1">* pi * r * r</text:p>
      <text:p text:style-name="P1">* where r is a radius of a circle.</text:p>
      <text:p text:style-name="P1">*/</text:p>
      <text:p text:style-name="P1">//NOTE : use Math.PI constant to get value of pi</text:p>
      <text:p text:style-name="P1">double area = Math.PI * radius * radius;</text:p>
      <text:p text:style-name="P1">}</text:p>
      <text:p text:style-name="P1">System.out.println("Area of a circle is " + area);</text:p>
      <text:p text:style-name="P1"><text:soft-page-break/>}</text:p>
      <text:p text:style-name="P1">/*</text:p>
      <text:p text:style-name="P1">Output of Calculate Circle Area using Java Example would be</text:p>
      <text:p text:style-name="P1">14</text:p>
      <text:p text:style-name="P1">Please enter radius of a circle</text:p>
      <text:p text:style-name="P1">19</text:p>
      <text:p text:style-name="P1">Area of a circle is 1134.1149479459152</text:p>
      <text:p text:style-name="P1">*/</text:p>
      <text:p text:style-name="P2"><text:span text:style-name="T1">program</text:span>12 - Factorial of a number using recursion</text:p>
      <text:p text:style-name="P1">/*</text:p>
      <text:p text:style-name="P2">This <text:span text:style-name="T1">program</text:span> shows how to calculate</text:p>
      <text:p text:style-name="P1">Factorial of a number using recursion function.</text:p>
      <text:p text:style-name="P1">*/</text:p>
      <text:p text:style-name="P1">import java.io.BufferedReader;</text:p>
      <text:p text:style-name="P1">import java.io.IOException;</text:p>
      <text:p text:style-name="P1">import java.io.InputStreamReader;</text:p>
      <text:p text:style-name="P1">public class JavaFactorialUsingRecursion {</text:p>
      <text:p text:style-name="P1">public static void main(String args[]) throws NumberFormatException,</text:p>
      <text:p text:style-name="P1">IOException{</text:p>
      <text:p text:style-name="P1">System.out.println("Enter the number: ");</text:p>
      <text:p text:style-name="P1">//get input from the user</text:p>
      <text:p text:style-name="P1">BufferedReader br=new BufferedReader(new</text:p>
      <text:p text:style-name="P1">InputStreamReader(System.in));</text:p>
      <text:p text:style-name="P1">int a = Integer.parseInt(br.readLine());</text:p>
      <text:p text:style-name="P1">//call the recursive function to generate factorial</text:p>
      <text:p text:style-name="P1">int result= fact(a);</text:p>
      <text:p text:style-name="P1">}</text:p>
      <text:p text:style-name="P1">System.out.println("Factorial of the number is: " + result);</text:p>
      <text:p text:style-name="P1">static int fact(int b)</text:p>
      <text:p text:style-name="P1">{</text:p>
      <text:p text:style-name="P1">if(b &lt;= 1)</text:p>
      <text:p text:style-name="P1">//if the number is 1 then return 1</text:p>
      <text:p text:style-name="P1">return 1;</text:p>
      <text:p text:style-name="P1">else</text:p>
      <text:p text:style-name="P1">//else call the same function with the value - 1</text:p>
      <text:p text:style-name="P1">return b * fact(b-1);</text:p>
      <text:p text:style-name="P1">}</text:p>
      <text:p text:style-name="P1">}</text:p>
      <text:p text:style-name="P1">/*</text:p>
      <text:p text:style-name="P1">Output of this Java example would be</text:p>
      <text:p text:style-name="P1">Enter the number:</text:p>
      <text:p text:style-name="P1">5</text:p>
      <text:p text:style-name="P1">Factorial of the number is: 120</text:p>
      <text:p text:style-name="P1">*/</text:p>
      <text:p text:style-name="P1">15</text:p>
      <text:p text:style-name="P2"><text:span text:style-name="T1">program</text:span>13 – pyramid of numbers using for loops</text:p>
      <text:p text:style-name="P1">/*</text:p>
      <text:p text:style-name="P1">Generate Pyramid For a Given Number Example</text:p>
      <text:p text:style-name="P1">This Java example shows how to generate a pyramid of numbers for given</text:p>
      <text:p text:style-name="P1">number using for loop example.</text:p>
      <text:p text:style-name="P1">*/</text:p>
      <text:p text:style-name="P1">import java.io.BufferedReader;</text:p>
      <text:p text:style-name="P1">import java.io.InputStreamReader;</text:p>
      <text:p text:style-name="P1">public class GeneratePyramidExample {</text:p>
      <text:p text:style-name="P1">public static void main (String[] args) throws Exception{</text:p>
      <text:p text:style-name="P1">BufferedReader keyboard = new BufferedReader (new</text:p>
      <text:p text:style-name="P1">InputStreamReader(System.in));</text:p>
      <text:p text:style-name="P1">System.out.println("Enter Number:");</text:p>
      <text:p text:style-name="P1">int as= Integer.parseInt (keyboard.readLine());</text:p>
      <text:p text:style-name="P1">System.out.println("Enter X:");</text:p>
      <text:p text:style-name="P1">int x=</text:p>
      <text:p text:style-name="P1">Integer.parseInt (keyboard.readLine());</text:p>
      <text:p text:style-name="P1">int y = 0;</text:p>
      <text:p text:style-name="P1">for(int i=0; i&lt;= as ;i++){</text:p>
      <text:p text:style-name="P1">16</text:p>
      <text:p text:style-name="P1">for(int j=1; j &lt;= i ; j++){</text:p>
      <text:p text:style-name="P1">System.out.print(y + "\t");</text:p>
      <text:p text:style-name="P1">y = y + x;</text:p>
      <text:p text:style-name="P1">}</text:p>
      <text:p text:style-name="P1">System.out.println("");</text:p>
      <text:p text:style-name="P1"><text:soft-page-break/>}</text:p>
      <text:p text:style-name="P1">}</text:p>
      <text:p text:style-name="P1">}</text:p>
      <text:p text:style-name="P1">/*</text:p>
      <text:p text:style-name="P1">Output of this example would be</text:p>
      <text:p text:style-name="P1">Enter Number:</text:p>
      <text:p text:style-name="P1">5</text:p>
      <text:p text:style-name="P1">Enter X:</text:p>
      <text:p text:style-name="P1">1</text:p>
      <text:p text:style-name="P1">0</text:p>
      <text:p text:style-name="P1">1 2 3 4 5 6 7 8 9</text:p>
      <text:p text:style-name="P1">12 13</text:p>
      <text:p text:style-name="P1">10 11</text:p>
      <text:p text:style-name="P1">14</text:p>
      <text:p text:style-name="P1">----------------------------------------------</text:p>
      <text:p text:style-name="P1">17</text:p>
      <text:p text:style-name="P1">Enter Number:</text:p>
      <text:p text:style-name="P1">5</text:p>
      <text:p text:style-name="P1">Enter X:</text:p>
      <text:p text:style-name="P1">2</text:p>
      <text:p text:style-name="P1">0</text:p>
      <text:p text:style-name="P1">2 4</text:p>
      <text:p text:style-name="P1">6 8</text:p>
      <text:p text:style-name="P1">10</text:p>
      <text:p text:style-name="P1">12 14 16 18</text:p>
      <text:p text:style-name="P1">20 22 24 26</text:p>
      <text:p text:style-name="P1">28</text:p>
      <text:p text:style-name="P1">----------------------------------------------</text:p>
      <text:p text:style-name="P1">Enter Number:</text:p>
      <text:p text:style-name="P1">5</text:p>
      <text:p text:style-name="P1">Enter X:</text:p>
      <text:p text:style-name="P1">3</text:p>
      <text:p text:style-name="P1">0</text:p>
      <text:p text:style-name="P1">3 6 9 12 15 18 21 24 27</text:p>
      <text:p text:style-name="P1">30 33 36 39</text:p>
      <text:p text:style-name="P1">42</text:p>
      <text:p text:style-name="P1">*/</text:p>
      <text:p text:style-name="P1">18</text:p>
      <text:p text:style-name="P2"><text:span text:style-name="T1">program</text:span>14 – To Find Maximum of Two Numbers.</text:p>
      <text:p text:style-name="P1">/*</text:p>
      <text:p text:style-name="P1">To Find Maximum of 2 Numbers using if else</text:p>
      <text:p text:style-name="P1">*/</text:p>
      <text:p text:style-name="P1">class Maxoftwo{</text:p>
      <text:p text:style-name="P1">public static void main(String args[]){</text:p>
      <text:p text:style-name="P1">//taking value as command line argument.</text:p>
      <text:p text:style-name="P1">//Converting String format to Integer value</text:p>
      <text:p text:style-name="P1">int i = Integer.parseInt(args[0]);</text:p>
      <text:p text:style-name="P1">int j = Integer.parseInt(args[1]);</text:p>
      <text:p text:style-name="P1">if(i &gt; j)</text:p>
      <text:p text:style-name="P1">System.out.println(i+" is greater than "+j);</text:p>
      <text:p text:style-name="P1">else</text:p>
      <text:p text:style-name="P1">System.out.println(j+" is greater than "+i);</text:p>
      <text:p text:style-name="P1">}</text:p>
      <text:p text:style-name="P1">}</text:p>
      <text:p text:style-name="P2"><text:span text:style-name="T1">program</text:span>15 – To Find Minimum of Two Numbers using</text:p>
      <text:p text:style-name="P1">conditional operator</text:p>
      <text:p text:style-name="P1">/*</text:p>
      <text:p text:style-name="P1">To find minimum of 2 Numbers using ternary operator</text:p>
      <text:p text:style-name="P1">*/</text:p>
      <text:p text:style-name="P1">class Minoftwo{</text:p>
      <text:p text:style-name="P1">public static void main(String args[]){</text:p>
      <text:p text:style-name="P1">//taking value as command line argument.</text:p>
      <text:p text:style-name="P1">//Converting String format to Integer value</text:p>
      <text:p text:style-name="P1">int i = Integer.parseInt(args[0]);</text:p>
      <text:p text:style-name="P1">19</text:p>
      <text:p text:style-name="P1">int j = Integer.parseInt(args[1]);</text:p>
      <text:p text:style-name="P1">int result = (i&lt;j)?i:j;</text:p>
      <text:p text:style-name="P1">System.out.println(result+" is a minimum value");</text:p>
      <text:p text:style-name="P1">}</text:p>
      <text:p text:style-name="P1">}</text:p>
      <text:p text:style-name="P1"><text:soft-page-break/>20</text:p>
      <text:p text:style-name="P2"><text:span text:style-name="T1">program</text:span> 16</text:p>
      <text:p text:style-name="P2">/* Write a <text:span text:style-name="T1">program</text:span> that will read a float type value from the</text:p>
      <text:p text:style-name="P1">print the following output.</text:p>
      <text:p text:style-name="P1">keyboard and</text:p>
      <text:p text:style-name="P1">-&gt;Small Integer not less than the number.</text:p>
      <text:p text:style-name="P1">-&gt;Given Number.</text:p>
      <text:p text:style-name="P1">-&gt;Largest Integer not greater than the number.</text:p>
      <text:p text:style-name="P1">*/</text:p>
      <text:p text:style-name="P1">class ValueFormat{</text:p>
      <text:p text:style-name="P1">public static void main(String args[]){</text:p>
      <text:p text:style-name="P1">double i = 34.32; //given number</text:p>
      <text:p text:style-name="P1">System.out.println("Small Integer not greater than the number :</text:p>
      <text:p text:style-name="P1">"+Math.ceil(i));</text:p>
      <text:p text:style-name="P1">System.out.println("Given Number : "+i);</text:p>
      <text:p text:style-name="P1">System.out.println("Largest Integer not greater than the number :</text:p>
      <text:p text:style-name="P1">"+Math.floor(i));</text:p>
      <text:p text:style-name="P1">}</text:p>
      <text:p text:style-name="P2"><text:span text:style-name="T1">program</text:span> 17 - Write a <text:span text:style-name="T1">program</text:span> to generate 5 Random nos.</text:p>
      <text:p text:style-name="P1">between 1 to 100, and it should not follow with decimal</text:p>
      <text:p text:style-name="P1">point.</text:p>
      <text:p text:style-name="P1">class RandomDemo{</text:p>
      <text:p text:style-name="P1">public static void main(String args[]){</text:p>
      <text:p text:style-name="P1">for(int i=1;i&lt;=5;i++){</text:p>
      <text:p text:style-name="P1">System.out.println((int)(Math.random()*100));</text:p>
      <text:p text:style-name="P1">}</text:p>
      <text:p text:style-name="P1">}</text:p>
      <text:p text:style-name="P1">21</text:p>
      <text:p text:style-name="P1">}</text:p>
      <text:p text:style-name="P2"><text:span text:style-name="T1">program</text:span> 18 - Write a <text:span text:style-name="T1">program</text:span> to display a greet message</text:p>
      <text:p text:style-name="P1">according to Marks obtained by student.</text:p>
      <text:p text:style-name="P1">class SwitchDemo{</text:p>
      <text:p text:style-name="P1">public static void main(String args[]){</text:p>
      <text:p text:style-name="P1">int marks = Integer.parseInt(args[0]);</text:p>
      <text:p text:style-name="P1">as command line argument.</text:p>
      <text:p text:style-name="P1">switch(marks/10){</text:p>
      <text:p text:style-name="P1">case 10:</text:p>
      <text:p text:style-name="P1">case 9:</text:p>
      <text:p text:style-name="P1">case 8:</text:p>
      <text:p text:style-name="P1">System.out.println("Excellent");</text:p>
      <text:p text:style-name="P1">break;</text:p>
      <text:p text:style-name="P1">case 7:</text:p>
      <text:p text:style-name="P1">System.out.println("Very Good");</text:p>
      <text:p text:style-name="P1">break;</text:p>
      <text:p text:style-name="P1">case 6:</text:p>
      <text:p text:style-name="P1">System.out.println("Good");</text:p>
      <text:p text:style-name="P1">break;</text:p>
      <text:p text:style-name="P1">case 5:</text:p>
      <text:p text:style-name="P1">System.out.println("Work Hard");</text:p>
      <text:p text:style-name="P1">break;</text:p>
      <text:p text:style-name="P1">case 4:</text:p>
      <text:p text:style-name="P1">System.out.println("Poor");</text:p>
      <text:p text:style-name="P1">break;</text:p>
      <text:p text:style-name="P1">case 3:</text:p>
      <text:p text:style-name="P1">22</text:p>
      <text:p text:style-name="P1">//take marks</text:p>
      <text:p text:style-name="P1">case 2:</text:p>
      <text:p text:style-name="P1">case 1:</text:p>
      <text:p text:style-name="P1">case 0:</text:p>
      <text:p text:style-name="P1">System.out.println("Very Poor");</text:p>
      <text:p text:style-name="P1">break;</text:p>
      <text:p text:style-name="P1">default:</text:p>
      <text:p text:style-name="P1">System.out.println("Invalid value Entered");</text:p>
      <text:p text:style-name="P1">}</text:p>
      <text:p text:style-name="P1">}</text:p>
      <text:p text:style-name="P1">}</text:p>
      <text:p text:style-name="P2"><text:span text:style-name="T1">program</text:span> 19 - Write a <text:span text:style-name="T1">program</text:span> to find SUM AND PRODUCT of</text:p>
      <text:p text:style-name="P1">a given Digit.</text:p>
      <text:p text:style-name="P1">class Sum_Product_ofDigit{</text:p>
      <text:p text:style-name="P1">public static void main(String args[]){</text:p>
      <text:p text:style-name="P1"><text:soft-page-break/>int num = Integer.parseInt(args[0]);</text:p>
      <text:p text:style-name="P1">//taking value as command line argument.</text:p>
      <text:p text:style-name="P1">int temp = num,result=0;</text:p>
      <text:p text:style-name="P1">//Logic for sum of digit</text:p>
      <text:p text:style-name="P1">while(temp&gt;0){</text:p>
      <text:p text:style-name="P1">result = result + temp;</text:p>
      <text:p text:style-name="P1">temp--;</text:p>
      <text:p text:style-name="P1">}</text:p>
      <text:p text:style-name="P1">System.out.println("Sum of Digit for "+num+" is : "+result);</text:p>
      <text:p text:style-name="P1">//Logic for product of digit</text:p>
      <text:p text:style-name="P1">temp = num;</text:p>
      <text:p text:style-name="P1">23</text:p>
      <text:p text:style-name="P1">result = 1;</text:p>
      <text:p text:style-name="P1">while(temp &gt; 0){</text:p>
      <text:p text:style-name="P1">result = result * temp;</text:p>
      <text:p text:style-name="P1">temp--;</text:p>
      <text:p text:style-name="P1">}</text:p>
      <text:p text:style-name="P1">System.out.println("Product of Digit for "+num+" is : "+result);</text:p>
      <text:p text:style-name="P1">}</text:p>
      <text:p text:style-name="P1">}</text:p>
      <text:p text:style-name="P2"><text:span text:style-name="T1">program</text:span> 20 - Write a <text:span text:style-name="T1">program</text:span> to find sum of all</text:p>
      <text:p text:style-name="P1">integers greater than 100 and less than 200 that are</text:p>
      <text:p text:style-name="P1">divisible by 7</text:p>
      <text:p text:style-name="P1">class SumOfDigit{</text:p>
      <text:p text:style-name="P1">public static void main(String args[]){</text:p>
      <text:p text:style-name="P1">int result=0;</text:p>
      <text:p text:style-name="P1">for(int i=100;i&lt;=200;i++){</text:p>
      <text:p text:style-name="P1">if(i%7==0)</text:p>
      <text:p text:style-name="P1">result+=i;</text:p>
      <text:p text:style-name="P1">}</text:p>
      <text:p text:style-name="P2">System.out.println("Output of <text:span text:style-name="T1">program</text:span> is : "+result);</text:p>
      <text:p text:style-name="P1">}</text:p>
      <text:p text:style-name="P1">}</text:p>
      <text:p text:style-name="P2"><text:span text:style-name="T1">program</text:span> 21 - Write a <text:span text:style-name="T1">program</text:span> to concatenate string</text:p>
      <text:p text:style-name="P1">using for Loop</text:p>
      <text:p text:style-name="P1">Example:</text:p>
      <text:p text:style-name="P1">Input - 5</text:p>
      <text:p text:style-name="P1">24</text:p>
      <text:p text:style-name="P1">Output - 1 2 3 4 5 */</text:p>
      <text:p text:style-name="P1">class Join{</text:p>
      <text:p text:style-name="P1">public static void main(String args[]){</text:p>
      <text:p text:style-name="P1">int num = Integer.parseInt(args[0]);</text:p>
      <text:p text:style-name="P1">String result = " ";</text:p>
      <text:p text:style-name="P1">for(int i=1;i&lt;=num;i++){</text:p>
      <text:p text:style-name="P1">result = result + i + " ";</text:p>
      <text:p text:style-name="P1">}</text:p>
      <text:p text:style-name="P1">System.out.println(result);</text:p>
      <text:p text:style-name="P1">}</text:p>
      <text:p text:style-name="P1">}</text:p>
      <text:p text:style-name="P2"><text:span text:style-name="T1">program</text:span> 22 - <text:span text:style-name="T1">program</text:span> to Display Multiplication Table</text:p>
      <text:p text:style-name="P1">class MultiplicationTable{</text:p>
      <text:p text:style-name="P1">public static void main(String args[]){</text:p>
      <text:p text:style-name="P1">int num = Integer.parseInt(args[0]);</text:p>
      <text:p text:style-name="P1">System.out.println("*****MULTIPLICATION TABLE*****");</text:p>
      <text:p text:style-name="P1">for(int i=1;i&lt;=num;i++){</text:p>
      <text:p text:style-name="P1">for(int j=1;j&lt;=num;j++){</text:p>
      <text:p text:style-name="P1">System.out.print(" "+i*j+" ");</text:p>
      <text:p text:style-name="P1">}</text:p>
      <text:p text:style-name="P1">System.out.print("\n");</text:p>
      <text:p text:style-name="P1">}</text:p>
      <text:p text:style-name="P1">}</text:p>
      <text:p text:style-name="P1">}</text:p>
      <text:p text:style-name="P1">25</text:p>
      <text:p text:style-name="P2"><text:span text:style-name="T1">program</text:span> 23 - Write a <text:span text:style-name="T1">program</text:span> to Swap the values</text:p>
      <text:p text:style-name="P1">class Swap{</text:p>
      <text:p text:style-name="P1">public static void main(String args[]){</text:p>
      <text:p text:style-name="P1">int num1 = Integer.parseInt(args[0]);</text:p>
      <text:p text:style-name="P1">int num2 = Integer.parseInt(args[1]);</text:p>
      <text:p text:style-name="P1">System.out.println("\n***Before Swapping***");</text:p>
      <text:p text:style-name="P1">System.out.println("Number 1 : "+num1);</text:p>
      <text:p text:style-name="P1"><text:soft-page-break/>System.out.println("Number 2 : "+num2);</text:p>
      <text:p text:style-name="P1">//Swap logic</text:p>
      <text:p text:style-name="P1">num1 = num1 + num2;</text:p>
      <text:p text:style-name="P1">num2 = num1 - num2;</text:p>
      <text:p text:style-name="P1">num1 = num1 - num2;</text:p>
      <text:p text:style-name="P1">System.out.println("\n***After Swapping***");</text:p>
      <text:p text:style-name="P1">System.out.println("Number 1 : "+num1);</text:p>
      <text:p text:style-name="P1">System.out.println("Number 2 : "+num2);</text:p>
      <text:p text:style-name="P1">}</text:p>
      <text:p text:style-name="P1">}</text:p>
      <text:p text:style-name="P1">26</text:p>
      <text:p text:style-name="P2"><text:span text:style-name="T1">program</text:span> 24 - Write a <text:span text:style-name="T1">program</text:span> to convert given no. of</text:p>
      <text:p text:style-name="P1">days into months and days.(Assume that each month is of</text:p>
      <text:p text:style-name="P1">30 days)</text:p>
      <text:p text:style-name="P1">Example :</text:p>
      <text:p text:style-name="P1">Input - 69</text:p>
      <text:p text:style-name="P1">Output - 69 days = 2 Month and 9 days */</text:p>
      <text:p text:style-name="P1">class DayMonthDemo{</text:p>
      <text:p text:style-name="P1">public static void main(String args[]){</text:p>
      <text:p text:style-name="P1">int num = Integer.parseInt(args[0]);</text:p>
      <text:p text:style-name="P1">int days = num%30;</text:p>
      <text:p text:style-name="P1">int month = num/30;</text:p>
      <text:p text:style-name="P1">System.out.println(num+" days = "+month+" Month and "+days+" days");</text:p>
      <text:p text:style-name="P1">}</text:p>
      <text:p text:style-name="P1">}</text:p>
      <text:p text:style-name="P2"><text:span text:style-name="T1">program</text:span> 25 - Write a <text:span text:style-name="T1">program</text:span> to Display Invert Triangle</text:p>
      <text:p text:style-name="P1">using while loop.</text:p>
      <text:p text:style-name="P1">Example:</text:p>
      <text:p text:style-name="P1">Input - 5</text:p>
      <text:p text:style-name="P1">Output :</text:p>
      <text:p text:style-name="P1">5 5 5 5 5</text:p>
      <text:p text:style-name="P1">4 4 4 4</text:p>
      <text:p text:style-name="P1">3 3 3</text:p>
      <text:p text:style-name="P1">2 2</text:p>
      <text:p text:style-name="P1">1</text:p>
      <text:p text:style-name="P1">27</text:p>
      <text:p text:style-name="P1">*/</text:p>
      <text:p text:style-name="P1">class InvertTriangle{</text:p>
      <text:p text:style-name="P1">public static void main(String args[]){</text:p>
      <text:p text:style-name="P1">int num = Integer.parseInt(args[0]);</text:p>
      <text:p text:style-name="P1">while(num &gt; 0){</text:p>
      <text:p text:style-name="P1">for(int j=1;j&lt;=num;j++){</text:p>
      <text:p text:style-name="P1">System.out.print(" "+num+" ");</text:p>
      <text:p text:style-name="P1">}</text:p>
      <text:p text:style-name="P1">System.out.print("\n");</text:p>
      <text:p text:style-name="P1">num--;</text:p>
      <text:p text:style-name="P1">}</text:p>
      <text:p text:style-name="P1">}</text:p>
      <text:p text:style-name="P1">}</text:p>
      <text:p text:style-name="P2"><text:span text:style-name="T1">program</text:span> 26 - Write a <text:span text:style-name="T1">program</text:span> to find whether given no.</text:p>
      <text:p text:style-name="P1">is Armstrong or not.</text:p>
      <text:p text:style-name="P1">Example :</text:p>
      <text:p text:style-name="P1">Input - 153</text:p>
      <text:p text:style-name="P1">Output - 1^3 + 5^3 + 3^3 = 153, so it is Armstrong no. */</text:p>
      <text:p text:style-name="P1">class Armstrong{</text:p>
      <text:p text:style-name="P1">public static void main(String args[]){</text:p>
      <text:p text:style-name="P1">int num = Integer.parseInt(args[0]);</text:p>
      <text:p text:style-name="P1">int n = num; //use to check at last time</text:p>
      <text:p text:style-name="P1">int check=0,remainder;</text:p>
      <text:p text:style-name="P1">while(num &gt; 0){</text:p>
      <text:p text:style-name="P1">remainder = num % 10;</text:p>
      <text:p text:style-name="P1">28</text:p>
      <text:p text:style-name="P1">check = check + (int)Math.pow(remainder,3);</text:p>
      <text:p text:style-name="P1">num = num / 10;</text:p>
      <text:p text:style-name="P1">}</text:p>
      <text:p text:style-name="P1">if(check == n)</text:p>
      <text:p text:style-name="P1">System.out.println(n+" is an Armstrong Number");</text:p>
      <text:p text:style-name="P1">else</text:p>
      <text:p text:style-name="P1">System.out.println(n+" is not a Armstrong Number");</text:p>
      <text:p text:style-name="P1">}</text:p>
      <text:p text:style-name="P1"><text:soft-page-break/>}</text:p>
      <text:p text:style-name="P2"><text:span text:style-name="T1">program</text:span> 27 - switch case demo</text:p>
      <text:p text:style-name="P1">Example :</text:p>
      <text:p text:style-name="P1">Input - 124</text:p>
      <text:p text:style-name="P1">Output - One Two Four */</text:p>
      <text:p text:style-name="P1">class SwitchCaseDemo{</text:p>
      <text:p text:style-name="P1">public static void main(String args[]){</text:p>
      <text:p text:style-name="P1">try{</text:p>
      <text:p text:style-name="P1">int num = Integer.parseInt(args[0]);</text:p>
      <text:p text:style-name="P1">int n = num; //used at last time check</text:p>
      <text:p text:style-name="P1">int reverse=0,remainder;</text:p>
      <text:p text:style-name="P1">while(num &gt; 0){</text:p>
      <text:p text:style-name="P1">remainder = num % 10;</text:p>
      <text:p text:style-name="P1">reverse = reverse * 10 + remainder;</text:p>
      <text:p text:style-name="P1">num = num / 10;</text:p>
      <text:p text:style-name="P1">}</text:p>
      <text:p text:style-name="P1">29</text:p>
      <text:p text:style-name="P1">String result=""; //contains the actual output</text:p>
      <text:p text:style-name="P1">while(reverse &gt; 0){</text:p>
      <text:p text:style-name="P1">remainder = reverse % 10;</text:p>
      <text:p text:style-name="P1">reverse = reverse / 10;</text:p>
      <text:p text:style-name="P1">switch(remainder){</text:p>
      <text:p text:style-name="P1">case 0 :</text:p>
      <text:p text:style-name="P1">result = result + "Zero ";</text:p>
      <text:p text:style-name="P1">break;</text:p>
      <text:p text:style-name="P1">case 1 :</text:p>
      <text:p text:style-name="P1">result = result + "One ";</text:p>
      <text:p text:style-name="P1">break;</text:p>
      <text:p text:style-name="P1">case 2 :</text:p>
      <text:p text:style-name="P1">result = result + "Two ";</text:p>
      <text:p text:style-name="P1">break;</text:p>
      <text:p text:style-name="P1">case 3 :</text:p>
      <text:p text:style-name="P1">result = result + "Three ";</text:p>
      <text:p text:style-name="P1">break;</text:p>
      <text:p text:style-name="P1">case 4 :</text:p>
      <text:p text:style-name="P1">result = result + "Four ";</text:p>
      <text:p text:style-name="P1">break;</text:p>
      <text:p text:style-name="P1">case 5 :</text:p>
      <text:p text:style-name="P1">result = result + "Five ";</text:p>
      <text:p text:style-name="P1">break;</text:p>
      <text:p text:style-name="P1">case 6 :</text:p>
      <text:p text:style-name="P1">result = result + "Six ";</text:p>
      <text:p text:style-name="P1">break;</text:p>
      <text:p text:style-name="P1">30</text:p>
      <text:p text:style-name="P1">case 7 :</text:p>
      <text:p text:style-name="P1">result = result + "Seven ";</text:p>
      <text:p text:style-name="P1">break;</text:p>
      <text:p text:style-name="P1">case 8 :</text:p>
      <text:p text:style-name="P1">result = result + "Eight ";</text:p>
      <text:p text:style-name="P1">break;</text:p>
      <text:p text:style-name="P1">case 9 :</text:p>
      <text:p text:style-name="P1">result = result + "Nine ";</text:p>
      <text:p text:style-name="P1">break;</text:p>
      <text:p text:style-name="P1">default:</text:p>
      <text:p text:style-name="P1">result="";</text:p>
      <text:p text:style-name="P1">}</text:p>
      <text:p text:style-name="P1">}</text:p>
      <text:p text:style-name="P1">System.out.println(result);</text:p>
      <text:p text:style-name="P1">}catch(Exception e){</text:p>
      <text:p text:style-name="P1">System.out.println("Invalid Number Format");</text:p>
      <text:p text:style-name="P1">}</text:p>
      <text:p text:style-name="P1">}</text:p>
      <text:p text:style-name="P1">}</text:p>
      <text:p text:style-name="P2"><text:span text:style-name="T1">program</text:span> 28 - Write a <text:span text:style-name="T1">program</text:span> to generate Harmonic</text:p>
      <text:p text:style-name="P1">Series.</text:p>
      <text:p text:style-name="P1">Example :</text:p>
      <text:p text:style-name="P1">Input - 5</text:p>
      <text:p text:style-name="P1">Output - 1 + 1/2 + 1/3 + 1/4 + 1/5 = 2.28 (Approximately) */</text:p>
      <text:p text:style-name="P1">class HarmonicSeries{</text:p>
      <text:p text:style-name="P1">31</text:p>
      <text:p text:style-name="P1"><text:soft-page-break/>public static void main(String args[]){</text:p>
      <text:p text:style-name="P1">int num = Integer.parseInt(args[0]);</text:p>
      <text:p text:style-name="P1">double result = 0.0;</text:p>
      <text:p text:style-name="P1">while(num &gt; 0){</text:p>
      <text:p text:style-name="P1">result = result + (double) 1 / num;</text:p>
      <text:p text:style-name="P1">num--;</text:p>
      <text:p text:style-name="P1">}</text:p>
      <text:p text:style-name="P1">System.out.println("Output of Harmonic Series is "+result);</text:p>
      <text:p text:style-name="P1">}</text:p>
      <text:p text:style-name="P1">}</text:p>
      <text:p text:style-name="P1">32</text:p>
      <text:p text:style-name="P2"><text:span text:style-name="T1">program</text:span> 29 - Write a <text:span text:style-name="T1">program</text:span> to find average of</text:p>
      <text:p text:style-name="P1">consecutive N Odd no. and Even no.</text:p>
      <text:p text:style-name="P1">class EvenOdd_Avg{</text:p>
      <text:p text:style-name="P1">public static void main(String args[]){</text:p>
      <text:p text:style-name="P1">int n = Integer.parseInt(args[0]);</text:p>
      <text:p text:style-name="P1">int cntEven=0,cntOdd=0,sumEven=0,sumOdd=0;</text:p>
      <text:p text:style-name="P1">while(n &gt; 0){</text:p>
      <text:p text:style-name="P1">if(n%2==0){</text:p>
      <text:p text:style-name="P1">cntEven++;</text:p>
      <text:p text:style-name="P1">sumEven = sumEven + n;</text:p>
      <text:p text:style-name="P1">}</text:p>
      <text:p text:style-name="P1">else{</text:p>
      <text:p text:style-name="P1">cntOdd++;</text:p>
      <text:p text:style-name="P1">sumOdd = sumOdd + n;</text:p>
      <text:p text:style-name="P1">}</text:p>
      <text:p text:style-name="P1">n--;</text:p>
      <text:p text:style-name="P1">}</text:p>
      <text:p text:style-name="P1">int evenAvg,oddAvg;</text:p>
      <text:p text:style-name="P1">evenAvg = sumEven/cntEven;</text:p>
      <text:p text:style-name="P1">oddAvg = sumOdd/cntOdd;</text:p>
      <text:p text:style-name="P1">System.out.println("Average of first N Even no is "+evenAvg);</text:p>
      <text:p text:style-name="P1">System.out.println("Average of first N Odd no is "+oddAvg);</text:p>
      <text:p text:style-name="P1">}</text:p>
      <text:p text:style-name="P1">}</text:p>
      <text:p text:style-name="P1">33</text:p>
      <text:p text:style-name="P2"><text:span text:style-name="T1">program</text:span> 30 - Display Triangle as follow.</text:p>
      <text:p text:style-name="P1">1</text:p>
      <text:p text:style-name="P1">2 3</text:p>
      <text:p text:style-name="P1">4 5 6</text:p>
      <text:p text:style-name="P1">7 8 9 10 ... N */</text:p>
      <text:p text:style-name="P1">class Output1{</text:p>
      <text:p text:style-name="P1">public static void main(String args[]){</text:p>
      <text:p text:style-name="P1">int c=0;</text:p>
      <text:p text:style-name="P1">int n = Integer.parseInt(args[0]);</text:p>
      <text:p text:style-name="P1">loop1: for(int i=1;i&lt;=n;i++){</text:p>
      <text:p text:style-name="P1">loop2: for(int j=1;j&lt;=i;j++){</text:p>
      <text:p text:style-name="P1">if(c!=n){</text:p>
      <text:p text:style-name="P1">c++;</text:p>
      <text:p text:style-name="P1">System.out.print(c+" ");</text:p>
      <text:p text:style-name="P1">}</text:p>
      <text:p text:style-name="P1">else</text:p>
      <text:p text:style-name="P1">break loop1;</text:p>
      <text:p text:style-name="P1">}</text:p>
      <text:p text:style-name="P1">System.out.print("\n");</text:p>
      <text:p text:style-name="P1">}</text:p>
      <text:p text:style-name="P1">}</text:p>
      <text:p text:style-name="P1">}</text:p>
      <text:p text:style-name="P1">34</text:p>
      <text:p text:style-name="P2">Extra <text:span text:style-name="T1">program</text:span>s 1 - Write a <text:span text:style-name="T1">program</text:span> to Find whether</text:p>
      <text:p text:style-name="P1">number is Prime or Not.</text:p>
      <text:p text:style-name="P1">class PrimeNo{</text:p>
      <text:p text:style-name="P1">public static void main(String args[]){</text:p>
      <text:p text:style-name="P1">int num = Integer.parseInt(args[0]);</text:p>
      <text:p text:style-name="P1">int flag=0;</text:p>
      <text:p text:style-name="P1">for(int i=2;i&lt;num;i++){</text:p>
      <text:p text:style-name="P1">if(num%i==0)</text:p>
      <text:p text:style-name="P1">{</text:p>
      <text:p text:style-name="P1">System.out.println(num+" is not a Prime Number");</text:p>
      <text:p text:style-name="P1">flag = 1;</text:p>
      <text:p text:style-name="P1"><text:soft-page-break/>break;</text:p>
      <text:p text:style-name="P1">}</text:p>
      <text:p text:style-name="P1">}</text:p>
      <text:p text:style-name="P1">if(flag==0)</text:p>
      <text:p text:style-name="P1">System.out.println(num+" is a Prime Number");</text:p>
      <text:p text:style-name="P1">}</text:p>
      <text:p text:style-name="P1">}</text:p>
      <text:p text:style-name="P1">35</text:p>
      <text:p text:style-name="P2"><text:span text:style-name="T1">program</text:span> 2 - Write a <text:span text:style-name="T1">program</text:span> to find whether no. is</text:p>
      <text:p text:style-name="P1">palindrome or not.</text:p>
      <text:p text:style-name="P1">Example :</text:p>
      <text:p text:style-name="P1">Input - 12521 is a palindrome no.</text:p>
      <text:p text:style-name="P1">Input - 12345 is not a palindrome no. */</text:p>
      <text:p text:style-name="P1">class Palindrome{</text:p>
      <text:p text:style-name="P1">public static void main(String args[]){</text:p>
      <text:p text:style-name="P1">int num = Integer.parseInt(args[0]);</text:p>
      <text:p text:style-name="P1">int n = num; //used at last time check</text:p>
      <text:p text:style-name="P1">int reverse=0,remainder;</text:p>
      <text:p text:style-name="P1">while(num &gt; 0){</text:p>
      <text:p text:style-name="P1">remainder = num % 10;</text:p>
      <text:p text:style-name="P1">reverse = reverse * 10 + remainder;</text:p>
      <text:p text:style-name="P1">num = num / 10;</text:p>
      <text:p text:style-name="P1">}</text:p>
      <text:p text:style-name="P1">if(reverse == n)</text:p>
      <text:p text:style-name="P1">System.out.println(n+" is a Palindrome Number");</text:p>
      <text:p text:style-name="P1">else</text:p>
      <text:p text:style-name="P1">System.out.println(n+" is not a Palindrome Number");</text:p>
      <text:p text:style-name="P1">}</text:p>
      <text:p text:style-name="P1">}</text:p>
      <text:p text:style-name="P1">36</text:p>
      <text:p text:style-name="P2"><text:span text:style-name="T1">program</text:span> 3 - Display Triangle as follow</text:p>
      <text:p text:style-name="P1">0</text:p>
      <text:p text:style-name="P1">1 0</text:p>
      <text:p text:style-name="P1">1 0 1</text:p>
      <text:p text:style-name="P1">0 1 0 1 */</text:p>
      <text:p text:style-name="P1">class Output2{</text:p>
      <text:p text:style-name="P1">public static void main(String args[]){</text:p>
      <text:p text:style-name="P1">for(int i=1;i&lt;=4;i++){</text:p>
      <text:p text:style-name="P1">for(int j=1;j&lt;=i;j++){</text:p>
      <text:p text:style-name="P1">System.out.print(((i+j)%2)+" ");</text:p>
      <text:p text:style-name="P1">}</text:p>
      <text:p text:style-name="P1">System.out.print("\n");</text:p>
      <text:p text:style-name="P1">}</text:p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1-24T14:17:47</meta:creation-date>
    <dc:date>2014-06-02T17:06:23</dc:date>
    <dc:creator>Likhitha </dc:creator>
    <meta:editing-duration>PT47M51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3" meta:paragraph-count="884" meta:word-count="3110" meta:character-count="17838" meta:non-whitespace-character-count="15619"/>
  </office:meta>
</office:document-meta>
</file>